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_w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ggja </text:p>
          </table:table-cell>
          <table:table-cell office:value-type="string" calcext:value-type="string">
            <text:p><text:s/>bojt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bauljo </text:p>
          </table:table-cell>
          <table:table-cell office:value-type="string" calcext:value-type="string">
            <text:p><text:s/>boly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 </text:span><text:span text:style-name="T2">sleiþa</text:span> </text:p>
          </table:table-cell>
          <table:table-cell office:value-type="string" calcext:value-type="string">
            <text:p><text:s/>céda</text:p>
          </table:table-cell>
          <table:table-cell office:value-type="string" calcext:value-type="string">
            <text:p>not in hun data</text:p>
          </table:table-cell>
          <table:table-cell office:value-type="string" calcext:value-type="string">
            <text:p>salisa, salɛsa, silisa, silɛsa, sɛlisa, sɛlɛsa, sulisa, sulɛsa, sɯlisa, sɯlɛsa, solisa, solɛsa, selisa, selɛsa, zalisa, zalɛsa, zilisa, zilɛsa, zɛlisa, zɛlɛsa, zulisa, zulɛsa, zɯlisa, zɯlɛsa, zolisa, zolɛsa, zelisa, zelɛsa, aslisa, aslɛsa, azlisa, azlɛsa, islisa, islɛsa, izlisa, izlɛsa, ɛslisa, ɛslɛsa, ɛzlisa, ɛzlɛsa, uslisa, uslɛsa, uzlisa, uzlɛsa, ɯslisa, ɯslɛsa, ɯzlisa, ɯzlɛsa, oslisa, oslɛsa, ozlisa, ozlɛsa, eslisa, eslɛsa, ezlisa, ezlɛsa</text:p>
          </table:table-cell>
          <table:table-cell office:value-type="string" calcext:value-type="string">
            <text:p>OrderedDict([('tokenised', "['s', 'l', 'i', 'θ', 'a']"), ('donor_phonotactics', 'CCVCV'), ('predicted_phonotactics', "['CVCVCV', 'VCCVCV']"), ('adapted_phonotactics', "[['s', 'V', 'l', 'i', 'θ', 'a'], ['V', 's', 'l', 'i', 'θ', 'a']]"), ('before_combinatorics', "[[['s', 'z'], ['a', 'i', 'ɛ', 'u', 'ɯ', 'o', 'e'], ['l'], ['i', 'ɛ'], ['s'], ['a']], [['a', 'i', 'ɛ', 'u', 'ɯ', 'o', 'e'], ['s', 'z'], ['l'], ['i', 'ɛ'], ['s'], ['a']]]")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tundi </text:p>
          </table:table-cell>
          <table:table-cell office:value-type="string" calcext:value-type="string">
            <text:p><text:s/>dudva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garazna </text:p>
          </table:table-cell>
          <table:table-cell office:value-type="string" calcext:value-type="string">
            <text:p><text:s/>garázda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gunþi </text:p>
          </table:table-cell>
          <table:table-cell office:value-type="string" calcext:value-type="string">
            <text:p><text:s/>gond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hiri </text:p>
          </table:table-cell>
          <table:table-cell office:value-type="string" calcext:value-type="string">
            <text:p><text:s/>gyere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tyz </text:p>
          </table:table-cell>
          <table:table-cell office:value-type="string" calcext:value-type="string">
            <text:p><text:s/>gyöz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gabinda </text:p>
          </table:table-cell>
          <table:table-cell office:value-type="string" calcext:value-type="string">
            <text:p><text:s/>heveder</text:p>
          </table:table-cell>
          <table:table-cell office:value-type="string" calcext:value-type="string">
            <text:p>not in hun dat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heits </text:p>
          </table:table-cell>
          <table:table-cell office:value-type="string" calcext:value-type="string">
            <text:p><text:s/>izzik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aþl* </text:p>
          </table:table-cell>
          <table:table-cell office:value-type="string" calcext:value-type="string">
            <text:p><text:s/>méla</text:p>
          </table:table-cell>
          <table:table-cell office:value-type="string" calcext:value-type="string">
            <text:p>not in hun dat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udw </text:p>
          </table:table-cell>
          <table:table-cell office:value-type="string" calcext:value-type="string">
            <text:p><text:s/>nedv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ha </text:p>
          </table:table-cell>
          <table:table-cell office:value-type="string" calcext:value-type="string">
            <text:p><text:s/>mén</text:p>
          </table:table-cell>
          <table:table-cell office:value-type="string" calcext:value-type="string">
            <text:p>not in dat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ōþs-gaur </text:p>
          </table:table-cell>
          <table:table-cell office:value-type="string" calcext:value-type="string">
            <text:p><text:s/>mogorva</text:p>
          </table:table-cell>
          <table:table-cell office:value-type="string" calcext:value-type="string">
            <text:p>not in hun da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3.2$Linux_X86_64 LibreOffice_project/40$Build-2</meta:generator>
    <dc:date>2023-01-30T02:21:48.338943880</dc:date>
    <meta:editing-duration>PT2H17S</meta:editing-duration>
    <meta:editing-cycles>4</meta:editing-cycles>
    <meta:document-statistic meta:table-count="1" meta:cell-count="64" meta:object-count="0"/>
  </office:meta>
</office:document-meta>
</file>